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5cm" svg:height="4cm" svg:x="8.5cm" svg:y="24.129cm">
          <text:p text:style-name="P1">B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15cm" svg:height="18.5cm" svg:x="3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2cm" svg:x="9.5cm" svg:y="21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12cm" svg:height="3cm" svg:x="4.5cm" svg:y="3cm">
          <text:p text:style-name="P1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cm" svg:height="3cm" svg:x="4.5cm" svg:y="10cm">
          <text:p text:style-name="P1">Adaptat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cm" svg:height="3cm" svg:x="4.5cm" svg:y="17cm">
          <text:p text:style-name="P1">Traduct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2cm" svg:x="9.5cm" svg:y="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cm" svg:height="2cm" svg:x="9.5cm" svg:y="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@n </meta:initial-creator>
    <meta:creation-date>2010-12-12T21:51:41</meta:creation-date>
    <dc:date>2010-12-12T22:00:08</dc:date>
    <dc:creator>m@n </dc:creator>
    <meta:editing-duration>PT00H08M27S</meta:editing-duration>
    <meta:editing-cycles>2</meta:editing-cycles>
    <meta:generator>OpenOffice.org/3.2$Linux OpenOffice.org_project/320m19$Build-9505</meta:generator>
    <meta:document-statistic meta:object-count="8"/>
  </office:meta>
</office:document-meta>
</file>